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ffffff" draw:textarea-horizontal-align="justify" draw:textarea-vertical-align="middle" draw:auto-grow-height="false" fo:min-height="3.05cm" fo:min-width="6cm"/>
    </style:style>
    <style:style style:name="gr2" style:family="graphic" style:parent-style-name="standard">
      <style:graphic-properties svg:stroke-color="#2a6099" draw:fill-color="#ffffff" draw:textarea-horizontal-align="justify" draw:textarea-vertical-align="top" draw:auto-grow-height="false" fo:min-height="1.35cm" fo:min-width="5.6cm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95cm" fo:min-width="3.5cm"/>
    </style:style>
    <style:style style:name="gr4" style:family="graphic" style:parent-style-name="objectwithoutfill">
      <style:graphic-properties svg:stroke-color="#2a6099" draw:marker-end="Arrow" draw:marker-end-width="0.3cm" draw:fill="solid" draw:fill-color="#ffffff" draw:textarea-vertical-align="middle"/>
    </style:style>
    <style:style style:name="gr5" style:family="graphic" style:parent-style-name="standard">
      <style:graphic-properties svg:stroke-color="#2a6099" draw:fill-color="#ffffff" draw:textarea-horizontal-align="justify" draw:textarea-vertical-align="middle" draw:auto-grow-height="false" fo:min-height="0.65cm" fo:min-width="2.1cm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0.65cm" fo:min-width="1.9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stroke="solid" draw:stroke-dash="_32__20_Dots_20_1_20_Dash" svg:stroke-color="#a3238e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5cm" svg:height="3.3cm" svg:x="2.1cm" svg:y="5.8cm">
          <text:p text:style-name="P1">matching_frontend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6.1cm" svg:height="1.6cm" svg:x="7.8cm" svg:y="2.6cm">
          <text:p text:style-name="P1">QMPrimers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cm" svg:height="2.2cm" svg:x="5.3cm" svg:y="13.3cm">
          <text:p text:style-name="P1">Interface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cm" svg:height="2.2cm" svg:x="2.7cm" svg:y="17.6cm">
          <text:p text:style-name="P1">load_data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cm" svg:height="2.2cm" svg:x="8.9cm" svg:y="17.6cm">
          <text:p text:style-name="P1">matching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cm" svg:height="2.2cm" svg:x="15.6cm" svg:y="17.5cm">
          <text:p text:style-name="P1">simulation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cm" svg:height="2.2cm" svg:x="8.8cm" svg:y="24.6cm">
          <text:p text:style-name="P1">common.p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35cm" svg:y1="9.1cm" svg:x2="7.3cm" svg:y2="13.3cm" draw:start-shape="id1" draw:start-glue-point="2" draw:end-shape="id2" draw:end-glue-point="0" svg:d="M5350 9100l1950 4200" svg:viewBox="0 0 1951 4201">
          <text:p/>
        </draw:connector>
        <draw:connector draw:style-name="gr4" draw:text-style-name="P3" draw:layer="layout" draw:type="line" svg:x1="7.3cm" svg:y1="15.5cm" svg:x2="4.7cm" svg:y2="17.6cm" draw:start-shape="id2" draw:start-glue-point="2" draw:end-shape="id3" draw:end-glue-point="0" svg:d="M7300 15500l-2600 2100" svg:viewBox="0 0 2601 2101">
          <text:p/>
        </draw:connector>
        <draw:connector draw:style-name="gr4" draw:text-style-name="P3" draw:layer="layout" draw:type="line" svg:x1="7.3cm" svg:y1="15.5cm" svg:x2="10.9cm" svg:y2="17.6cm" draw:start-shape="id2" draw:start-glue-point="2" draw:end-shape="id4" draw:end-glue-point="0" svg:d="M7300 15500l3600 2100" svg:viewBox="0 0 3601 2101">
          <text:p/>
        </draw:connector>
        <draw:connector draw:style-name="gr4" draw:text-style-name="P3" draw:layer="layout" draw:type="line" svg:x1="10.9cm" svg:y1="19.8cm" svg:x2="10.8cm" svg:y2="24.6cm" draw:start-shape="id4" draw:start-glue-point="2" draw:end-shape="id5" draw:end-glue-point="0" svg:d="M10900 19800l-100 4800" svg:viewBox="0 0 101 4801">
          <text:p/>
        </draw:connector>
        <draw:connector draw:style-name="gr4" draw:text-style-name="P3" draw:layer="layout" draw:type="line" svg:x1="4.7cm" svg:y1="19.8cm" svg:x2="10.8cm" svg:y2="24.6cm" draw:start-shape="id3" draw:start-glue-point="2" draw:end-shape="id5" draw:end-glue-point="0" svg:d="M4700 19800l6100 4800" svg:viewBox="0 0 6101 4801">
          <text:p/>
        </draw:connector>
        <draw:connector draw:style-name="gr4" draw:text-style-name="P3" draw:layer="layout" draw:type="curve" svg:x1="2.1cm" svg:y1="7.45cm" svg:x2="8.8cm" svg:y2="25.7cm" draw:start-shape="id1" draw:start-glue-point="3" draw:end-shape="id5" draw:end-glue-point="3" svg:d="M2100 7450c-751 0-4101 18250 6700 18250" svg:viewBox="0 0 7782 18251">
          <text:p/>
        </draw:connector>
        <draw:custom-shape draw:style-name="gr5" draw:text-style-name="P2" xml:id="id10" draw:id="id10" draw:layer="layout" svg:width="2.6cm" svg:height="0.9cm" svg:x="2.3cm" svg:y="8.1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cm" svg:height="0.9cm" svg:x="5.1cm" svg:y="8.1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5cm" svg:height="3.3cm" svg:x="13.1cm" svg:y="5.8cm">
          <text:p text:style-name="P1">simulation_frontend.py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2.6cm" svg:height="0.9cm" svg:x="13.3cm" svg:y="8.1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cm" svg:height="0.9cm" svg:x="16.1cm" svg:y="8.1cm">
          <text:p text:style-name="P1">CL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6.35cm" svg:y1="9.1cm" svg:x2="17.6cm" svg:y2="17.5cm" draw:start-shape="id6" draw:start-glue-point="2" draw:end-shape="id7" draw:end-glue-point="0" svg:d="M16350 9100l1250 8400" svg:viewBox="0 0 1251 8401">
          <text:p/>
        </draw:connector>
        <draw:connector draw:style-name="gr7" draw:text-style-name="P4" draw:layer="layout" draw:type="line" svg:x1="16.35cm" svg:y1="9.1cm" svg:x2="7.3cm" svg:y2="13.3cm" draw:start-shape="id6" draw:start-glue-point="2" draw:end-shape="id2" draw:end-glue-point="0" svg:d="M16350 9100l-9050 4200" svg:viewBox="0 0 9051 4201">
          <text:p/>
        </draw:connector>
        <draw:connector draw:style-name="gr7" draw:text-style-name="P4" draw:layer="layout" draw:type="line" svg:x1="10.85cm" svg:y1="4.2cm" svg:x2="5.35cm" svg:y2="5.8cm" draw:start-shape="id8" draw:start-glue-point="2" draw:end-shape="id1" draw:end-glue-point="0" svg:d="M10850 4200l-5500 1600" svg:viewBox="0 0 5501 1601">
          <text:p/>
        </draw:connector>
        <draw:connector draw:style-name="gr7" draw:text-style-name="P4" draw:layer="layout" draw:type="line" svg:x1="10.85cm" svg:y1="4.2cm" svg:x2="16.35cm" svg:y2="5.8cm" draw:start-shape="id8" draw:start-glue-point="2" draw:end-shape="id6" draw:end-glue-point="0" svg:d="M10850 4200l5500 1600" svg:viewBox="0 0 5501 1601">
          <text:p/>
        </draw:connector>
        <draw:connector draw:style-name="gr8" draw:text-style-name="P4" draw:layer="layout" draw:type="curve" svg:x1="14.6cm" svg:y1="9cm" svg:x2="3.6cm" svg:y2="9cm" draw:start-shape="id9" draw:start-glue-point="2" draw:end-shape="id10" draw:end-glue-point="2" svg:d="M14600 9000c0 751-11000 751-11000 0" svg:viewBox="0 0 11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21:38.516967947</meta:creation-date>
    <dc:date>2019-06-10T18:10:43.316423223</dc:date>
    <meta:editing-duration>PT14M46S</meta:editing-duration>
    <meta:editing-cycles>4</meta:editing-cycles>
    <meta:generator>LibreOffice/6.0.7.3$Linux_X86_64 LibreOffice_project/00m0$Build-3</meta:generator>
    <meta:document-statistic meta:object-count="23"/>
  </office:meta>
</office:document-meta>
</file>